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imeValidator.validate( String value , String pattern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compareMinute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Time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String pattern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Locale locale ,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TimeValidator( boolean strict , int timeSty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compareTime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compareSecond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validate( String value , String pattern ,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compareHours( Calendar value , Calendar compar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imeValidator.processParsedValue( Object value , Format format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